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WidgetHandler.proce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StylingContentHandler.endElement( String uri , String loc , String ra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ormHandler.process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EffectWidgetReplacingPipe.translateAttributes( Attributes attributes , String [ ] nam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RepeaterWidgetLabelHandler.proce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tinuationIdHandler.proce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ffectWidgetReplacingPipe.init( Widget contextWidget , WoodyPipelineConfig pipe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ffectWidgetReplacingPipe.getWidgetId( Attributes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estedHandler.proces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dgetHandler.proce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NewHandler.proce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ggregateWidgetHandler.proce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ffectWidgetReplacingPipe.EffectWidgetReplacingPi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tylingContentHandler.startElement( String uri , String loc , String raw , Attributes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peaterSizeHandle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ffectWidgetReplacingPipe.throwWrongWidgetType( String pipeName , String element , String wid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uctHandler.proces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ffectWidgetReplacingPipe.nestedTemplat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ylingContentHandler.setSaxFragment( SaxBuffer saxFrag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WidgetReplacingPipe.getWidget( String widget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ffectWidgetReplacingPipe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ValidationErrorHandler.proce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UnionPassThruHandler.proces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lassHandle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nionHandler.proces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EffectWidgetReplacingPipe.getRepeaterWidget( String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tylingContentHandler.recyc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ffectWidgetReplacingPipe.throwSAX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ffectWidgetReplacingPipe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dgetLabelHandle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ocHandler.process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EffectWidgetReplacingPipe.get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